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c9211e" loext:opacity="100%" style:text-line-through-style="solid" style:text-line-through-type="single"/>
    </style:style>
    <style:style style:name="P2" style:family="paragraph" style:parent-style-name="Text_20_body">
      <style:paragraph-properties style:writing-mode="lr-tb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fo:color="#c9211e" loext:opacity="100%"/>
    </style:style>
    <style:style style:name="T3" style:family="text">
      <style:text-properties fo:color="#c9211e" loext:opacity="100%" style:text-line-through-style="solid" style:text-line-through-type="singl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ERAL<text:line-break/><text:span text:style-name="T1">- Adicionar as validações nos DTOs de request. Lembrar de adicionar @Valid no controller pra acionar as validações</text:span></text:p>
      <text:p text:style-name="P2"> </text:p>
      <text:p text:style-name="P2">CURSO<text:line-break/><text:span text:style-name="T3">- no curso service, no método de criar curso, não precisa validar se o id do professor é null, a validação no dto já basta.</text:span><text:line-break/><text:span text:style-name="T3">- usar @Valid no controller pra acionar as validações</text:span><text:line-break/><text:span text:style-name="T3">- cursoAtualizarDTO não precisa ter o professor e ter também o professorId, apenas o ID já serve.</text:span><text:line-break/><text:span text:style-name="T3">- principio da responsabilidade única no método atualizar no cursoService. Não faz sentido mais utilizar o update do mapper.</text:span></text:p>
      <text:p text:style-name="P2"> </text:p>
      <text:p text:style-name="P2"> </text:p>
      <text:p text:style-name="P2">MATRICULA<text:line-break/><text:span text:style-name="T3">- método buscarAluno repetido na matriculaService e no alunoService<text:line-break/>- método buscarCurso repetido na matriculaService e no cursoService<text:line-break/>- adicionar validação obrigatória no MatriculaRequestDTO<text:line-break/>- pode adicionar um toEntity pro matriculaMapper</text:span></text:p>
      <text:p text:style-name="P2"> </text:p>
      <text:p text:style-name="P2"> </text:p>
      <text:p text:style-name="P2">PROFESSOR<text:line-break/><text:span text:style-name="T3">- Adicionar as validações nos DTOs de request. Lembrar de adicionar @Valid no controller pra acionar as validações</text:span><text:line-break/><text:span text:style-name="T3">- no método listar pode criar um método no mapper pra converter a lista de Professores pra uma lista de ProfessorResponseDto (igual fez no matriculaMapper)</text:span><text:line-break/><text:span text:style-name="T3">- adicionar método na entidade pra adicionar e remover cursos da lista</text:span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8-14T10:44:28.529000000</meta:creation-date>
    <dc:date>2024-08-14T15:50:28.589000000</dc:date>
    <meta:editing-duration>PT8M52S</meta:editing-duration>
    <meta:editing-cycles>1</meta:editing-cycles>
    <meta:document-statistic meta:table-count="0" meta:image-count="0" meta:object-count="0" meta:page-count="1" meta:paragraph-count="9" meta:word-count="178" meta:character-count="1133" meta:non-whitespace-character-count="954"/>
    <meta:generator>LibreOffice/7.2.5.2$Windows_X86_64 LibreOffice_project/499f9727c189e6ef3471021d6132d4c694f357e5</meta:generator>
  </office:meta>
</office:document-meta>
</file>